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nux Biolinum G" svg:font-family="'Linux Biolinum G'"/>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T1" style:family="text">
      <style:text-properties officeooo:rsid="001108d2"/>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laro! Aquí tienes el resumen actualizado con los pasos para crear el fondo galáctico con partículas en movimiento utilizando Fusion en DaVinci Resolve:</text:p>
      <text:p text:style-name="Standard"/>
      <text:p text:style-name="Standard">---</text:p>
      <text:p text:style-name="Standard"/>
      <text:p text:style-name="Standard">**Texto para tu Portafolio Web:**</text:p>
      <text:p text:style-name="Standard"/>
      <text:p text:style-name="Standard">---</text:p>
      <text:p text:style-name="Standard"/>
      <text:p text:style-name="Standard">**¡Hola <text:span text:style-name="T1">Mundo!</text:span> Soy Itzi**</text:p>
      <text:p text:style-name="Standard"/>
      <text:p text:style-name="Standard">Soy una persona organizada, empática, obstinada y apasionada de la tecnología. Me considero una buena comunicadora, atenta oyente, trabajadora y compañera leal. Además, soy fiel amiga, madre y amante de la fotografía.</text:p>
      <text:p text:style-name="Standard"/>
      <text:p text:style-name="Standard">**Trayectoria Profesional**</text:p>
      <text:p text:style-name="Standard"/>
      <text:p text:style-name="Standard">He trabajado en hostelería y también como operadora de cámara ENG. Buscando un equilibrio entre la vida laboral y familiar, descubrí el mundo del telemarketing, donde adquirí experiencia en atención al cliente, encuestas, concertación de citas y ventas. La pandemia cambió mi rumbo profesional, llevándome a buscar nuevas oportunidades.</text:p>
      <text:p text:style-name="Standard"/>
      <text:p text:style-name="Standard">**Reinvención Profesional**</text:p>
      <text:p text:style-name="Standard"/>
      <text:p text:style-name="Standard">Actualmente, estoy en proceso de relanzar mi carrera en el mundo audiovisual gráfico. He completado un ciclo formativo de grado superior en Animación, Videojuegos y Entornos Interactivos. Aunque mis trabajos en el campo de los videojuegos han sido escasos y realizados principalmente durante mis estudios, sigo desarrollándolos y aprendiendo. Esta formación, sumada a mi experiencia laboral, me permite aportar mucho valor a las empresas. Desde mi adolescencia, he cultivado habilidades en tecnologías y diseño, y mi amor por la fotografía y el audiovisual sigue siendo una fuente de motivación.</text:p>
      <text:p text:style-name="Standard"/>
      <text:p text:style-name="Standard">**¿Qué me define?**</text:p>
      <text:p text:style-name="Standard"/>
      <text:p text:style-name="Standard">- Habilidades en tecnología y software de diseño</text:p>
      <text:p text:style-name="Standard">- Formación en Animación 3D y entornos interactivos</text:p>
      <text:p text:style-name="Standard">- Pasión por aprender y mejorar constantemente</text:p>
      <text:p text:style-name="Standard">- Combinación de experiencia laboral y estudios</text:p>
      <text:p text:style-name="Standard"/>
      <text:p text:style-name="Standard">**Sobre mi Portfolio Web**</text:p>
      <text:p text:style-name="Standard"/>
      <text:p text:style-name="Standard">En esta web encontrarás mi logo, nombre y enlaces a mi LinkedIn, Instagram y email. He diseñado la web usando colores verde turquesa, sus análogos, negro y blanco para darle un estilo atractivo y profesional.</text:p>
      <text:p text:style-name="Standard"/>
      <text:p text:style-name="Standard">**¡Hablemos!**</text:p>
      <text:p text:style-name="Standard"/>
      <text:p text:style-name="Standard">Gracias por tomarte el tiempo de leer mi perfil. Estoy segura de que, si me das una oportunidad, no te arrepentirás. Con entusiasmo y dedicación, aprenderé rápido y siempre daré lo mejor de mí.</text:p>
      <text:p text:style-name="Standard"/>
      <text:p text:style-name="Standard">Espero tu llamada. Hasta pronto.</text:p>
      <text:p text:style-name="Standard"/>
      <text:p text:style-name="Standard">---</text:p>
      <text:p text:style-name="Standard"><text:soft-page-break/></text:p>
      <text:p text:style-name="Standard">**Ideas para el Fondo de tu Portafolio Web:**</text:p>
      <text:p text:style-name="Standard"/>
      <text:p text:style-name="Standard">1. **Texto Animado**: El texto del portafolio será animado en un lado de la pantalla.</text:p>
      <text:p text:style-name="Standard">2. **Videos**: En el otro lado de la pantalla se mostrarán varios videos que demuestran tu trabajo visualmente.</text:p>
      <text:p text:style-name="Standard">3. **Partículas en Movimiento**: Crear un fondo de partículas en movimiento utilizando Fusion en DaVinci Resolve. La inspiración será un estilo galáctico con partículas que parezcan estrellas en movimiento, utilizando colores como turquesa, azul y púrpura para darle un toque personalizado y atractivo.</text:p>
      <text:p text:style-name="Standard">4. **Integración en la Web**: El fondo no será un color plano, sino algo abstracto que ayude a la lectura del texto y refleje tus pasiones.</text:p>
      <text:p text:style-name="Standard"/>
      <text:p text:style-name="Standard">**Colores Hexadecimales para la Paleta de Colores:**</text:p>
      <text:p text:style-name="Standard"/>
      <text:p text:style-name="Standard">| Color <text:s text:c="14"/>| Hex <text:s text:c="4"/>| RGB <text:s text:c="10"/>|</text:p>
      <text:p text:style-name="Standard">|---------------------|---------|---------------|</text:p>
      <text:p text:style-name="Standard">| Verde Turquesa <text:s text:c="5"/>| #40E0D0 | 64, 224, 208 <text:s/>|</text:p>
      <text:p text:style-name="Standard">| Azul Turquesa <text:s text:c="6"/>| #48D1CC | 72, 209, 204 <text:s/>|</text:p>
      <text:p text:style-name="Standard">| Verde Agua <text:s text:c="9"/>| #5F9EA0 | 95, 158, 160 <text:s/>|</text:p>
      <text:p text:style-name="Standard">| Azul Celeste <text:s text:c="7"/>| #00CED1 | 0, 206, 209 <text:s text:c="2"/>|</text:p>
      <text:p text:style-name="Standard">| Negro <text:s text:c="14"/>| #000000 | 0, 0, 0 <text:s text:c="6"/>|</text:p>
      <text:p text:style-name="Standard">| Blanco <text:s text:c="13"/>| #FFFFFF | 255, 255, 255 |</text:p>
      <text:p text:style-name="Standard"/>
      <text:p text:style-name="Standard">---</text:p>
      <text:p text:style-name="Standard"/>
      <text:p text:style-name="Standard">**Pasos para Crear el Fondo Galáctico con Partículas en Movimiento en Fusion (DaVinci Resolve):**</text:p>
      <text:p text:style-name="Standard"/>
      <text:p text:style-name="Standard">### Paso 1: Configurar el Proyecto</text:p>
      <text:p text:style-name="Standard">1. **Abrir Fusion**: Abre DaVinci Resolve y selecciona el módulo Fusion.</text:p>
      <text:p text:style-name="Standard">2. **Nuevo Compuesto**: Crea un nuevo compuesto (Composition) en Fusion.</text:p>
      <text:p text:style-name="Standard"/>
      <text:p text:style-name="Standard">### Paso 2: Crear el Emisor de Partículas</text:p>
      <text:p text:style-name="Standard">1. **Añadir ParticleEmitter**:</text:p>
      <text:p text:style-name="Standard"><text:s text:c="3"/>- Añade un nodo de `ParticleEmitter` al espacio de trabajo.</text:p>
      <text:p text:style-name="Standard"><text:s text:c="3"/>- Conecta el nodo `ParticleEmitter` a un nodo de `ParticleRender`.</text:p>
      <text:p text:style-name="Standard"/>
      <text:p text:style-name="Standard">2. **Configurar el Emisor**:</text:p>
      <text:p text:style-name="Standard"><text:s text:c="3"/>- Selecciona el nodo `ParticleEmitter` y ajusta las siguientes propiedades:</text:p>
      <text:p text:style-name="Standard"><text:s text:c="5"/>- **Region**: Selecciona "Sphere" para que las partículas se emitan desde un punto central.</text:p>
      <text:p text:style-name="Standard"><text:s text:c="5"/>- **Velocity**: Ajusta la velocidad para que las partículas se muevan lentamente. Un valor bajo es ideal para un efecto galáctico.</text:p>
      <text:p text:style-name="Standard"><text:s text:c="5"/>- **Angle**: Configura el ángulo de emisión para que las partículas se dispersen en varias direcciones.</text:p>
      <text:p text:style-name="Standard"/>
      <text:p text:style-name="Standard">### Paso 3: Añadir Efectos de Partículas</text:p>
      <text:p text:style-name="Standard">1. **Color y Tamaño de Partículas**:</text:p>
      <text:p text:style-name="Standard"><text:s text:c="3"/>- En el nodo `ParticleEmitter`, ajusta los colores de las partículas. Usa una paleta de colores turquesa, azul y púrpura.</text:p>
      <text:p text:style-name="Standard"><text:s text:c="3"/>- Configura el tamaño de las partículas para que sean pequeñas, simulando estrellas distantes.</text:p>
      <text:p text:style-name="Standard"/>
      <text:p text:style-name="Standard">2. **Añadir Nodo de Blur**:</text:p>
      <text:p text:style-name="Standard"><text:soft-page-break/><text:s text:c="3"/>- Conecta un nodo de `Blur` después del `ParticleRender` para suavizar las partículas y darles un efecto más difuso y luminoso.</text:p>
      <text:p text:style-name="Standard"/>
      <text:p text:style-name="Standard">### Paso 4: Añadir Efectos de Luz</text:p>
      <text:p text:style-name="Standard">1. **Añadir Glow**:</text:p>
      <text:p text:style-name="Standard"><text:s text:c="3"/>- Conecta un nodo de `Glow` después del `Blur` para añadir un efecto de resplandor a las partículas. Ajusta la intensidad y el tamaño del resplandor para que las partículas parezcan más brillantes y realistas.</text:p>
      <text:p text:style-name="Standard"/>
      <text:p text:style-name="Standard">2. **Color Correction**:</text:p>
      <text:p text:style-name="Standard"><text:s text:c="3"/>- Añade un nodo de `ColorCorrector` para ajustar los colores y el contraste del efecto. Asegúrate de que los colores turquesa, azul y púrpura se destaquen.</text:p>
      <text:p text:style-name="Standard"/>
      <text:p text:style-name="Standard">### Paso 5: Configurar el Movimiento de las Partículas</text:p>
      <text:p text:style-name="Standard">1. **Añadir Nodo de Turbulence**:</text:p>
      <text:p text:style-name="Standard"><text:s text:c="3"/>- Conecta un nodo de `Turbulence` al `ParticleEmitter` para añadir movimiento aleatorio a las partículas. Esto hará que las partículas se muevan de manera más natural y orgánica.</text:p>
      <text:p text:style-name="Standard"/>
      <text:p text:style-name="Standard">2. **Configurar Trayectorias**:</text:p>
      <text:p text:style-name="Standard"><text:s text:c="3"/>- Ajusta las propiedades del nodo `Turbulence` para definir la intensidad y la frecuencia del movimiento de las partículas.</text:p>
      <text:p text:style-name="Standard"/>
      <text:p text:style-name="Standard">### Paso 6: Composición Final</text:p>
      <text:p text:style-name="Standard">1. **Añadir Fondo**:</text:p>
      <text:p text:style-name="Standard"><text:s text:c="3"/>- Añade un nodo de `Background` y conecta el `ParticleRender` al `Background`. Configura el color de fondo a un tono oscuro (negro o azul oscuro) para resaltar las partículas.</text:p>
      <text:p text:style-name="Standard"/>
      <text:p text:style-name="Standard">2. **Renderizar el Compuesto**:</text:p>
      <text:p text:style-name="Standard"><text:s text:c="3"/>- Previsualiza tu composición y realiza los ajustes necesarios. Una vez satisfecho con el resultado, renderiza la animación.</text:p>
      <text:p text:style-name="Standard"/>
      <text:p text:style-name="Standard">---</text:p>
      <text:p text:style-name="Text_20_body">Lo entiendo, es una decisión importante y depende del estilo y estructura que quieras darle a tu portafolio. Aquí te dejo algunas opciones sobre cómo podrías integrar esa parte:</text:p>
      <text:list text:style-name="L1">
        <text:list-item>
          <text:p text:style-name="P1"><text:span text:style-name="Strong_20_Emphasis">Dentro del Texto Animado</text:span>:</text:p>
          <text:list>
            <text:list-item>
              <text:p text:style-name="P1">Puedes animar la información sobre tu portfolio web junto con el resto del texto, haciéndolo aparecer de forma secuencial. Esto mantendrá toda la información en un solo lugar y permitirá a los visitantes obtener una visión completa de ti y tu trabajo mientras el texto se desplaza por la pantalla.</text:p>
            </text:list-item>
          </text:list>
        </text:list-item>
        <text:list-item>
          <text:p text:style-name="P1"><text:span text:style-name="Strong_20_Emphasis">Sección Separada</text:span>:</text:p>
          <text:list>
            <text:list-item>
              <text:p text:style-name="P1">Crear una sección aparte dedicada a "Sobre mi Portfolio Web". Esto puede ser una sección estática que se muestre al lado o debajo del texto animado. De esta manera, puedes mantener la animación del texto enfocada en tu presentación personal y profesional, mientras la información sobre tu portafolio se presenta de forma clara y accesible en otro lugar de la página.</text:p>
            </text:list-item>
          </text:list>
        </text:list-item>
        <text:list-item>
          <text:p text:style-name="P1"><text:span text:style-name="Strong_20_Emphasis">Tooltip o Pop-up</text:span>:</text:p>
          <text:list>
            <text:list-item>
              <text:p text:style-name="P1"><text:soft-page-break/>Integrar la información sobre tu portfolio web en un tooltip o pop-up que se active al pasar el cursor sobre un ícono o enlace. Esto mantiene la animación del texto limpia y minimalista, pero permite a los visitantes acceder a la información adicional cuando lo deseen.</text:p>
            </text:list-item>
          </text:list>
        </text:list-item>
      </text:list>
      <text:p text:style-name="Standard"/>
      <text:p text:style-name="Standard">Espero que este resumen te sea útil para avanzar en tu proyecto. Si necesitas más ayuda o ajustes, ¡aquí estoy para asistirte! 😊</text:p>
      <text:p text:style-name="Standard"/>
      <text:p text:style-name="Standard">¡Qué interesante combinación de efectos! El pop-up definitivamente puede complementar bien ese enfoque interactivo y dinámico que ya tienes en tu portafolio.</text:p>
      <text:p text:style-name="Standard"/>
      <text:p text:style-name="Standard">Aquí tienes una versión del texto con el pop-up integrado, que podrá funcionar armoniosamente con el diseño ya animado de tu cabecera:</text:p>
      <text:p text:style-name="Standard"/>
      <text:p text:style-name="Standard">---</text:p>
      <text:p text:style-name="Standard"/>
      <text:p text:style-name="Standard">**Hola, Mundo! Soy Itzi (Xanuxenam)**</text:p>
      <text:p text:style-name="Standard"/>
      <text:p text:style-name="Standard">Soy una persona organizada, empática, obstinada y apasionada de la tecnología. Me considero una buena comunicadora, oyente atenta, trabajadora y compañera leal. Además, soy fiel amiga, madre y amante de la fotografía.</text:p>
      <text:p text:style-name="Standard"/>
      <text:p text:style-name="Standard">**Trayectoria Profesional**</text:p>
      <text:p text:style-name="Standard"/>
      <text:p text:style-name="Standard">He trabajado en hostelería y también como operadora de cámara ENG. Buscando un equilibrio entre la vida laboral y familiar, descubrí el mundo del telemarketing, donde adquirí experiencia en atención al cliente, encuestas, concertación de citas y ventas. La pandemia cambió mi rumbo profesional, llevándome a buscar nuevas oportunidades.</text:p>
      <text:p text:style-name="Standard"/>
      <text:p text:style-name="Standard">**Reinvención Profesional**</text:p>
      <text:p text:style-name="Standard"/>
      <text:p text:style-name="Standard">Actualmente, estoy en proceso de relanzar mi carrera en el mundo audiovisual gráfico. He completado un ciclo formativo de grado superior en Animación, Videojuegos y Entornos Interactivos. Aunque mis trabajos en el campo de los videojuegos han sido escasos y realizados principalmente durante mis estudios, sigo desarrollándolos y aprendiendo. Esta formación, sumada a mi experiencia laboral, me permite aportar mucho valor a las empresas. Desde mi adolescencia, he cultivado habilidades en tecnologías y diseño, y mi amor por la fotografía y el audiovisual sigue siendo una fuente de motivación.</text:p>
      <text:p text:style-name="Standard"/>
      <text:p text:style-name="Standard">**¿Qué me define?**</text:p>
      <text:p text:style-name="Standard"/>
      <text:p text:style-name="Standard">- Habilidades en tecnología y software de diseño</text:p>
      <text:p text:style-name="Standard">- Formación en Animación 3D y entornos interactivos</text:p>
      <text:p text:style-name="Standard">- Pasión por aprender y mejorar constantemente</text:p>
      <text:p text:style-name="Standard">- Combinación de experiencia laboral y estudios</text:p>
      <text:p text:style-name="Standard"/>
      <text:p text:style-name="Standard">**Sobre mi Portfolio Web**</text:p>
      <text:p text:style-name="Standard"/>
      <text:p text:style-name="Standard">En esta web encontrarás mi logo, nombre y enlaces a mi LinkedIn, Instagram y email. He diseñado la web usando colores verde turquesa, sus análogos, negro y blanco para darle un estilo atractivo y profesional. Mi seudónimo, **Xanuxenam**, proviene de los nombres de mis hijos (Unax y Manex) al revés, quienes son una gran fuente de inspiración en mi vida y carrera.</text:p>
      <text:p text:style-name="Standard"><text:soft-page-break/></text:p>
      <text:p text:style-name="Standard">**¡Hablemos!**</text:p>
      <text:p text:style-name="Standard"/>
      <text:p text:style-name="Standard">Gracias por tomarte el tiempo de leer mi perfil. Estoy segura de que, si me das una oportunidad, no te arrepentirás. Con entusiasmo y dedicación, aprenderé rápido y siempre daré lo mejor de mí.</text:p>
      <text:p text:style-name="Standard"/>
      <text:p text:style-name="Standard">Espero tu llamada. Hasta pronto.</text:p>
      <text:p text:style-name="Standard"/>
      <text:p text:style-name="Standard">---</text:p>
      <text:p text:style-name="Standard"/>
      <text:p text:style-name="Standard">### Código HTML para el Pop-up:</text:p>
      <text:p text:style-name="Standard"/>
      <text:p text:style-name="Standard">```html</text:p>
      <text:p text:style-name="Standard">&lt;!DOCTYPE html&gt;</text:p>
      <text:p text:style-name="Standard">&lt;html lang="es"&gt;</text:p>
      <text:p text:style-name="Standard">&lt;head&gt;</text:p>
      <text:p text:style-name="Standard"><text:s text:c="4"/>&lt;meta charset="UTF-8"&gt;</text:p>
      <text:p text:style-name="Standard"><text:s text:c="4"/>&lt;meta name="viewport" content="width=device-width, initial-scale=1.0"&gt;</text:p>
      <text:p text:style-name="Standard"><text:s text:c="4"/>&lt;title&gt;Portafolio de Itzi&lt;/title&gt;</text:p>
      <text:p text:style-name="Standard"><text:s text:c="4"/>&lt;link rel="stylesheet" href="styles.css"&gt;</text:p>
      <text:p text:style-name="Standard">&lt;/head&gt;</text:p>
      <text:p text:style-name="Standard">&lt;body&gt;</text:p>
      <text:p text:style-name="Standard"><text:s text:c="4"/>&lt;div class="container"&gt;</text:p>
      <text:p text:style-name="Standard"><text:s text:c="8"/>&lt;div class="text"&gt;</text:p>
      <text:p text:style-name="Standard"><text:s text:c="12"/>&lt;p&gt;Hola, Mundo! Soy Itzi (Xanuxenam)&lt;/p&gt;</text:p>
      <text:p text:style-name="Standard"><text:s text:c="12"/>&lt;p&gt;Soy una persona organizada, empática, obstinada y apasionada de la tecnología...&lt;/p&gt;</text:p>
      <text:p text:style-name="Standard"><text:s text:c="12"/>&lt;p&gt;&lt;span class="tooltip"&gt;Sobre mi Portfolio Web</text:p>
      <text:p text:style-name="Standard"><text:s text:c="16"/>&lt;span class="tooltiptext"&gt;En esta web encontrarás mi logo, nombre y enlaces a mi LinkedIn, Instagram y email. Mi seudónimo, Xanuxenam, proviene de los nombres de mis hijos (Unax y Manex) al revés, quienes son una gran fuente de inspiración en mi vida y carrera.&lt;/span&gt;</text:p>
      <text:p text:style-name="Standard"><text:s text:c="12"/>&lt;/span&gt;&lt;/p&gt;</text:p>
      <text:p text:style-name="Standard"><text:s text:c="8"/>&lt;/div&gt;</text:p>
      <text:p text:style-name="Standard"><text:s text:c="8"/>&lt;div class="videos"&gt;</text:p>
      <text:p text:style-name="Standard"><text:s text:c="12"/>&lt;video src="video1.mp4" controls&gt;&lt;/video&gt;</text:p>
      <text:p text:style-name="Standard"><text:s text:c="12"/>&lt;video src="video2.mp4" controls&gt;&lt;/video&gt;</text:p>
      <text:p text:style-name="Standard"><text:s text:c="8"/>&lt;/div&gt;</text:p>
      <text:p text:style-name="Standard"><text:s text:c="4"/>&lt;/div&gt;</text:p>
      <text:p text:style-name="Standard">&lt;/body&gt;</text:p>
      <text:p text:style-name="Standard">&lt;/html&gt;</text:p>
      <text:p text:style-name="Standard">```</text:p>
      <text:p text:style-name="Standard"/>
      <text:p text:style-name="Standard">### CSS para el Pop-up (styles.css):</text:p>
      <text:p text:style-name="Standard"/>
      <text:p text:style-name="Standard">```css</text:p>
      <text:p text:style-name="Standard">.tooltip {</text:p>
      <text:p text:style-name="Standard"><text:s text:c="4"/>position: relative;</text:p>
      <text:p text:style-name="Standard"><text:s text:c="4"/>display: inline-block;</text:p>
      <text:p text:style-name="Standard"><text:s text:c="4"/>cursor: pointer;</text:p>
      <text:p text:style-name="Standard">}</text:p>
      <text:p text:style-name="Standard"/>
      <text:p text:style-name="Standard">.tooltip .tooltiptext {</text:p>
      <text:p text:style-name="Standard"><text:s text:c="4"/>visibility: hidden;</text:p>
      <text:p text:style-name="Standard"><text:s text:c="4"/>width: 250px;</text:p>
      <text:p text:style-name="Standard"><text:soft-page-break/><text:s text:c="4"/>background-color: #555;</text:p>
      <text:p text:style-name="Standard"><text:s text:c="4"/>color: #fff;</text:p>
      <text:p text:style-name="Standard"><text:s text:c="4"/>text-align: center;</text:p>
      <text:p text:style-name="Standard"><text:s text:c="4"/>border-radius: 6px;</text:p>
      <text:p text:style-name="Standard"><text:s text:c="4"/>padding: 10px;</text:p>
      <text:p text:style-name="Standard"><text:s text:c="4"/>position: absolute;</text:p>
      <text:p text:style-name="Standard"><text:s text:c="4"/>z-index: 1;</text:p>
      <text:p text:style-name="Standard"><text:s text:c="4"/>bottom: 125%;</text:p>
      <text:p text:style-name="Standard"><text:s text:c="4"/>left: 50%;</text:p>
      <text:p text:style-name="Standard"><text:s text:c="4"/>margin-left: -125px;</text:p>
      <text:p text:style-name="Standard"><text:s text:c="4"/>opacity: 0;</text:p>
      <text:p text:style-name="Standard"><text:s text:c="4"/>transition: opacity 0.3s;</text:p>
      <text:p text:style-name="Standard">}</text:p>
      <text:p text:style-name="Standard"/>
      <text:p text:style-name="Standard">.tooltip:hover .tooltiptext {</text:p>
      <text:p text:style-name="Standard"><text:s text:c="4"/>visibility: visible;</text:p>
      <text:p text:style-name="Standard"><text:s text:c="4"/>opacity: 1;</text:p>
      <text:p text:style-name="Standard">}</text:p>
      <text:p text:style-name="Standard"/>
      <text:p text:style-name="Standard">body {</text:p>
      <text:p text:style-name="Standard"><text:s text:c="4"/>margin: 0;</text:p>
      <text:p text:style-name="Standard"><text:s text:c="4"/>display: flex;</text:p>
      <text:p text:style-name="Standard"><text:s text:c="4"/>justify-content: center;</text:p>
      <text:p text:style-name="Standard"><text:s text:c="4"/>align-items: center;</text:p>
      <text:p text:style-name="Standard"><text:s text:c="4"/>height: 100vh;</text:p>
      <text:p text:style-name="Standard"><text:s text:c="4"/>background-color: #000;</text:p>
      <text:p text:style-name="Standard"><text:s text:c="4"/>color: #fff;</text:p>
      <text:p text:style-name="Standard">}</text:p>
      <text:p text:style-name="Standard"/>
      <text:p text:style-name="Standard">.container {</text:p>
      <text:p text:style-name="Standard"><text:s text:c="4"/>display: flex;</text:p>
      <text:p text:style-name="Standard"><text:s text:c="4"/>justify-content: space-between;</text:p>
      <text:p text:style-name="Standard"><text:s text:c="4"/>width: 80%;</text:p>
      <text:p text:style-name="Standard">}</text:p>
      <text:p text:style-name="Standard"/>
      <text:p text:style-name="Standard">.text {</text:p>
      <text:p text:style-name="Standard"><text:s text:c="4"/>width: 40%;</text:p>
      <text:p text:style-name="Standard">}</text:p>
      <text:p text:style-name="Standard"/>
      <text:p text:style-name="Standard">.videos {</text:p>
      <text:p text:style-name="Standard"><text:s text:c="4"/>width: 55%;</text:p>
      <text:p text:style-name="Standard"><text:s text:c="4"/>display: flex;</text:p>
      <text:p text:style-name="Standard"><text:s text:c="4"/>flex-direction: column;</text:p>
      <text:p text:style-name="Standard">}</text:p>
      <text:p text:style-name="Standard"/>
      <text:p text:style-name="Standard">video {</text:p>
      <text:p text:style-name="Standard"><text:s text:c="4"/>width: 100%;</text:p>
      <text:p text:style-name="Standard"><text:s text:c="4"/>margin-bottom: 10px;</text:p>
      <text:p text:style-name="Standard">}</text:p>
      <text:p text:style-name="Standard">```</text:p>
      <text:p text:style-name="Standard"/>
      <text:p text:style-name="Standard">Espero que estas ideas y el código te sean útiles para integrar el pop-up en tu portafolio. Si necesitas más ajustes o tienes otra solicitud, ¡aquí estoy para asistirte! 😊</text:p>
      <text:p text:style-name="Standard"><text:soft-page-break/></text:p>
      <text:p text:style-name="Standard">¡Por supuesto! Aquí tienes la traducción al euskera:</text:p>
      <text:p text:style-name="Standard"/>
      <text:p text:style-name="Standard">---</text:p>
      <text:p text:style-name="Standard"/>
      <text:p text:style-name="Standard">**Kaixo, Mundua! Itzi naiz (Xanuxenam)**</text:p>
      <text:p text:style-name="Standard"/>
      <text:p text:style-name="Standard">Antolatua, enpatikoa, tematia eta teknologiaren zalea naiz. Komunikatzaile ona, entzule arretatsua, langilea eta lankide leiala naiz. Gainera, lagun fidela, ama eta argazkilaritzaren maitalea naiz.</text:p>
      <text:p text:style-name="Standard"/>
      <text:p text:style-name="Standard">**Lan ibilbidea**</text:p>
      <text:p text:style-name="Standard"/>
      <text:p text:style-name="Standard">Ostalari lanetan aritu naiz eta baita ENG kameraren operadore gisa ere. Familia eta lanaren arteko oreka bilatuz, telemarketinaren mundua aurkitu nuen, non bezeroaren arretan, inkestetan, hitzorduen antolaketan eta salmentetan esperientzia eskuratu nuen. Pandemiak nire ibilbidea aldatu zuen, aukera berriak bilatzera bultzatuz.</text:p>
      <text:p text:style-name="Standard"/>
      <text:p text:style-name="Standard">**Erreinu Profesionala**</text:p>
      <text:p text:style-name="Standard"/>
      <text:p text:style-name="Standard">Gaur egun, ikus-entzunezko grafikoen munduan nire ibilbidea berriro aktibatzeko prozesuan nago. Animazio, Bideojokoak eta Ingurune Interaktiboen Goi Mailako Heziketa Zikloa amaitu dut. Nahiz eta bideojokoen arloan egindako lanak gutxi izan eta nagusiki ikasketetan burutu, hauek garatzen eta ikasten jarraitzen dut. Prestakuntza hau, nire lan-esperientziarekin batera, enpresentzat baliotsua bihurtzen nau. Nerabe nintzela nire lehen ordenagailua izan nuenetik, teknologiaren eta diseinuaren trebetasunak garatu ditut, argazkilaritzarekiko eta ikus-entzunezkoen maitasuna konbinatuz.</text:p>
      <text:p text:style-name="Standard"/>
      <text:p text:style-name="Standard">**Zer definitzen nau?**</text:p>
      <text:p text:style-name="Standard"/>
      <text:p text:style-name="Standard">- Teknologiaren eta diseinu softwareen trebetasuna</text:p>
      <text:p text:style-name="Standard">- 3D animazioan eta ingurune interaktiboetan prestakuntza</text:p>
      <text:p text:style-name="Standard">- Etengabe ikasteko eta hobetzeko grina</text:p>
      <text:p text:style-name="Standard">- Lan-esperientziaren eta ikasketen konbinazioa</text:p>
      <text:p text:style-name="Standard"/>
      <text:p text:style-name="Standard">**Nire Portfolio Webari Buruz**</text:p>
      <text:p text:style-name="Standard"/>
      <text:p text:style-name="Standard">Webgune honetan nire logotipoa, izena eta LinkedIn, Instagram eta emaileko estekak aurkituko dituzu. Weba kolore turkesa berdeak, horien analogoak, beltza eta zuria erabiliz diseinatu dut, itxura erakargarri eta profesionala emateko. Nire ezizena, **Xanuxenam**, nire semeen izenen (Unax eta Manex) atzekoz aurrera idatzita dator, eta haiek nire bizitzan eta ibilbidean inspirazio iturri handia dira.</text:p>
      <text:p text:style-name="Standard"/>
      <text:p text:style-name="Standard">**Hitz egin dezagun!**</text:p>
      <text:p text:style-name="Standard"/>
      <text:p text:style-name="Standard">Eskerrik asko nire profila irakurtzeko denbora hartzeagatik. Ziur nago aukera ematen badidazu, ez zarela damutuko. Grina eta dedikazio handiz, azkar ikasiko dut eta beti nire onena emango dut.</text:p>
      <text:p text:style-name="Standard"/>
      <text:p text:style-name="Standard">Zure deia espero dut. Laster arte.</text:p>
      <text:p text:style-name="Standard"/>
      <text:p text:style-name="Standard">---</text:p>
      <text:p text:style-name="Standard"/>
      <text:p text:style-name="Standard"><text:soft-page-break/>Espero que esta traducción sea de tu agrado. Si necesitas hacer algún ajuste adicional o tienes otra solicitud, aquí estoy para ayudar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nux Biolinum G" svg:font-family="'Linux Biolinum G'"/>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nux Biolinum G"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Biolinum G"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Biolinum G" fo:font-family="'Linux Biolinum G'"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Biolinum G" fo:font-family="'Linux Biolinum G'"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Biolinum G" fo:font-family="'Linux Biolinum G'"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Biolinum G" fo:font-family="'Linux Biolinum G'"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jarreta San Salavador del Valle</meta:initial-creator>
    <meta:creation-date>2025-02-03T23:09:15.439652939</meta:creation-date>
    <dc:date>2025-02-03T23:30:58.428602512</dc:date>
    <dc:creator>Lejarreta San Salavador del Valle</dc:creator>
    <meta:editing-duration>PT21M41S</meta:editing-duration>
    <meta:editing-cycles>4</meta:editing-cycles>
    <meta:generator>LibreOffice/7.6.2.1$MacOSX_X86_64 LibreOffice_project/56f7684011345957bbf33a7ee678afaf4d2ba333</meta:generator>
    <meta:document-statistic meta:table-count="0" meta:image-count="0" meta:object-count="0" meta:page-count="8" meta:paragraph-count="201" meta:word-count="2043" meta:character-count="13908" meta:non-whitespace-character-count="11647"/>
  </office:meta>
</office:document-meta>
</file>